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fo:line-height="100%"/>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4" style:family="paragraph" style:parent-style-name="Standard">
      <style:paragraph-properties style:text-autospace="none"/>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245cm" style:type="right" style:leader-style="dotted" style:leader-text="."/>
        </style:tab-stops>
      </style:paragraph-properties>
    </style:style>
    <style:style style:name="P7" style:family="paragraph" style:parent-style-name="Contents_20_2">
      <style:paragraph-properties>
        <style:tab-stops>
          <style:tab-stop style:position="15.245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Body" style:list-style-name="L1">
      <style:paragraph-properties fo:margin-top="0.15cm" fo:margin-bottom="0.139cm" fo:line-height="100%"/>
    </style:style>
    <style:style style:name="P11" style:family="paragraph">
      <style:paragraph-properties fo:text-align="center" style:writing-mode="lr-tb"/>
      <style:text-properties fo:font-size="24pt"/>
    </style:style>
    <style:style style:name="P12"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1" svg:x1="0cm" svg:y1="0cm" svg:x2="15.24cm" svg:y2="0cm"><text:p/></draw:line><draw:frame draw:style-name="gr3" draw:text-style-name="P12" svg:width="15.241cm" svg:height="0.003cm" svg:x="0cm" svg:y="0cm"><draw:text-box><text:p/></draw:text-box></draw:frame></draw:g></text:p>
      <text:p text:style-name="Title">Assignment #2</text:p>
      <text:p text:style-name="Sub-title">Project Specifications</text:p>
      <text:p text:style-name="Sub-title"/>
      <text:p text:style-name="P3">Steffen L. Norgren</text:p>
      <text:p text:style-name="P4">A00683006</text:p>
      <text:p text:style-name="Author_20_Information"/>
      <text:p text:style-name="Author_20_Information">COMP 7615 - Cryptography • BCIT • November 3, 2009</text:p>
      <text:p text:style-name="Author_20_Information"/>
      <text:p text:style-name="P2"><draw:g text:anchor-type="as-char" svg:y="0cm" draw:z-index="0" draw:style-name="gr1"><draw:line draw:style-name="gr2" draw:text-style-name="P11" svg:x1="0cm" svg:y1="0cm" svg:x2="15.24cm" svg:y2="0cm"><text:p/></draw:line><draw:frame draw:style-name="gr3" draw:text-style-name="P12"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6">Language, Platform &amp; Compiler<text:tab/>3</text:p>
          <text:p text:style-name="P6">Dependencies<text:tab/>4</text:p>
          <text:p text:style-name="P6">Program Functionality (Input &amp; Output)<text:tab/>4</text:p>
          <text:p text:style-name="P7">GPGFileTool<text:tab/>4</text:p>
          <text:p text:style-name="P7">GPGKeychainAccess<text:tab/>4</text:p>
          <text:p text:style-name="P6">Testing &amp; Experiments<text:tab/>5</text:p>
          <text:p text:style-name="P7">GPGFileTool<text:tab/>5</text:p>
          <text:p text:style-name="P7">GPGKeychainAccess<text:tab/>5</text:p>
          <text:p text:style-name="P6">Schedule<text:tab/>5</text:p>
          <text:p text:style-name="P7">November 9, 2009 - Dependencies<text:tab/>5</text:p>
          <text:p text:style-name="P7">December 2, 2009 - GPGFileTool &amp; GPGKeychainAccess<text:tab/>5</text:p>
          <text:p text:style-name="P7">December 6, 2009 - Testing<text:tab/>5</text:p>
          <text:p text:style-name="P7">December 8, 2009 – Final Report<text:tab/>6</text:p>
          <text:p text:style-name="P6">Possible Specification Changes<text:tab/>6</text:p>
          <text:p text:style-name="P6">Tentative Table of Contents<text:tab/>7</text:p>
          <text:p text:style-name="P6">Literature<text:tab/>7</text:p>
          <text:p text:style-name="P7">GPGME<text:tab/>7</text:p>
          <text:p text:style-name="P7">Mac GNU Privacy Guard v2<text:tab/>7</text:p>
          <text:p text:style-name="P7">Mac GNU Privacy Guard<text:tab/>8</text:p>
        </text:index-body>
      </text:table-of-content>
      <text:p text:style-name="Free_20_Form"/>
      <text:h text:style-name="P8" text:outline-level="1">Introduction</text:h>
      <text:p text:style-name="Body">With the release of Mac OS X 10.6, several MacGPG tools no longer function. This is because most of these tools have been outside of active development since 2003. More specifically, GPGFileTool and GPGKeychainAccess, which are GUI tools for file encryption and keychain access, no longer work.</text:p>
      <text:p text:style-name="Body">The aim of this project will be to bring the MacGPG framework up to date in order to allow it to compile on the latest version of Mac OS X. This project will be fully 64-bit and will have no support for i386 machines in order to reduce the project's complexity. Upon brining the MacGPG framework up to date, it should be possible to update the tools that depend on the framework, of which I will be focusing on <text:s/>GPGFileTool and GPGKeychainAccess.</text:p>
      <text:p text:style-name="Body">Upon successful completion of this project, the GPGFileTool and GPGKeychainAccess tools should be fully functional on Mac OS X 10.6, giving users a GUI interface to GPG file encryption and keychain management. Additionally, I may submit patches to the upstream provider.</text:p>
      <text:h text:style-name="Heading_20_1" text:outline-level="1">Language, Platform &amp; Compiler</text:h>
      <text:p text:style-name="Body"><text:span text:style-name="T1">Language:</text:span> Objective-C and C.</text:p>
      <text:p text:style-name="Body"><text:span text:style-name="T1">Platform:</text:span> Mac OS X 10.6</text:p>
      <text:p text:style-name="Body"><text:span text:style-name="T1">Compiler:</text:span> i686-apple-darwin10-gcc-4.2.1</text:p>
      <text:p text:style-name="Body"/>
      <text:h text:style-name="P8" text:outline-level="1">Dependencies</text:h>
      <text:p text:style-name="Body">Through my preliminary research, I have discovered the following dependencies for this project:</text:p>
      <text:list xml:id="list97726210" text:style-name="L1">
        <text:list-item>
          <text:p text:style-name="P10">autoconf-2.64</text:p>
        </text:list-item>
        <text:list-item>
          <text:p text:style-name="P10">libtool-2.2.7a</text:p>
        </text:list-item>
        <text:list-item>
          <text:p text:style-name="P10">libiconv-1.13.1</text:p>
        </text:list-item>
        <text:list-item>
          <text:p text:style-name="P10">gettext-0.17</text:p>
        </text:list-item>
        <text:list-item>
          <text:p text:style-name="P10">libgpg-error-1.7</text:p>
        </text:list-item>
        <text:list-item>
          <text:p text:style-name="P10">gpgme-1.1.8</text:p>
        </text:list-item>
        <text:list-item>
          <text:p text:style-name="P10">MacGPG2-2.0.12</text:p>
        </text:list-item>
        <text:list-item>
          <text:p text:style-name="P10">MacGPGME</text:p>
        </text:list-item>
        <text:list-item>
          <text:p text:style-name="P10">GPGAppKit</text:p>
        </text:list-item>
      </text:list>
      <text:h text:style-name="Heading_20_1" text:outline-level="1">Program Functionality (Input &amp; Output)</text:h>
      <text:h text:style-name="Heading_20_2" text:outline-level="2">GPGFileTool</text:h>
      <text:p text:style-name="Body">The input of this program will be either an encrypted GPG file or an unencrypted file of any format. If it is an encrypted GPG file, the program will decrypt the file using a public or private key. Otherwise if it is an unencrypted file, it will encrypt the file using a public or private key.</text:p>
      <text:h text:style-name="Heading_20_2" text:outline-level="2">GPGKeychainAccess</text:h>
      <text:p text:style-name="Body">This application will read any existing public or private GPG keys from the ~/.gnupg directory and display them in an easy to understand format. Additionally, this application will allow the user to create or import new keys from either a key server or a file. New keys will be written to the ~/.gnupg directory.</text:p>
      <text:h text:style-name="P8" text:outline-level="1">Testing &amp; Experiments</text:h>
      <text:h text:style-name="Heading_20_2" text:outline-level="2">GPGFileTool</text:h>
      <text:p text:style-name="Body">This application will be tested by encrypting an input file against a public or private key, then decrypting the file and checking for any differences from the original. Additionally, this application will be tested by decrypting a file that was encrypted using gnupg on Linux using a public or private key in order to test interoperability between operating systems and versions of GNUPG.</text:p>
      <text:h text:style-name="Heading_20_2" text:outline-level="2">GPGKeychainAccess</text:h>
      <text:p text:style-name="Body">This application will be tested by attempting to read keys stored in the ~/.gnupg directory. Additionally, the ability to import a key from a file and a remote key server will also be tested. Key creation capabilities will be tested through the creation of a new key and then using that key to encrypt and decrypt a file on both Mac OS X and Linux.</text:p>
      <text:h text:style-name="Heading_20_1" text:outline-level="1">Schedule</text:h>
      <text:p text:style-name="Body">After some initial research and compilation attempts, I have created a development schedule that is split into four major categories.</text:p>
      <text:h text:style-name="Heading_20_2" text:outline-level="2">November 9, 2009 - Dependencies</text:h>
      <text:p text:style-name="Body">Before being able to deal with the main applications, all of the dependencies must be able to compile as 64-bit binaries and libraries on Mac OS X 10.6. Once the dependencies compile properly, work can begin on the main applications.</text:p>
      <text:h text:style-name="Heading_20_2" text:outline-level="2">December 2, 2009 - GPGFileTool &amp; GPGKeychainAccess</text:h>
      <text:p text:style-name="Body">Development of GPGFileTool should be complete by this data. GPGKeychainAccess may also be complete by this date if development goes smoothly, otherwise GPGKeychainAccess will be removed from the scope of the project.</text:p>
      <text:h text:style-name="Heading_20_2" text:outline-level="2">December 6, 2009 - Testing</text:h>
      <text:p text:style-name="Body">Testing of the applications must be completed by this date in order to allow enough time for writing the final report.</text:p>
      <text:h text:style-name="Heading_20_2" text:outline-level="2"><text:soft-page-break/>December 8, 2009 – Final Report</text:h>
      <text:p text:style-name="Body">The final report will be completed by this date.</text:p>
      <text:h text:style-name="Heading_20_1" text:outline-level="1">Possible Specification Changes</text:h>
      <text:p text:style-name="Body">Depending on the complexity involved in bringing these projects up to date with the latest version of Mac OS X, I may decide focus solely on GPGFileTool, which is the more interesting part of this project as it deals with the actual file encryption. GPGKeychainAccess is of secondary interest as it only deals with key creation and management, which isn't directly needed for GPGFileTool.</text:p>
      <text:p text:style-name="Body"/>
      <text:h text:style-name="P8" text:outline-level="1">Tentative Table of Contents</text:h>
      <text:p text:style-name="Body">The basic structure for the final report will include the following:</text:p>
      <text:list xml:id="list1668345779" text:continue-numbering="true" text:style-name="L1">
        <text:list-item>
          <text:p text:style-name="P10"><text:span text:style-name="T1">Introduction</text:span> – A brief introduction to the problem and proposed solution.</text:p>
        </text:list-item>
        <text:list-item>
          <text:p text:style-name="P10"><text:span text:style-name="T1">Terminology</text:span> – List of terms and definitions used in the final report.</text:p>
        </text:list-item>
        <text:list-item>
          <text:p text:style-name="P10"><text:span text:style-name="T1">Development Challenges </text:span>– A description of what was involved in bringing the framework and applications up to date.</text:p>
        </text:list-item>
        <text:list-item>
          <text:p text:style-name="P10"><text:span text:style-name="T1">Dependencies</text:span> – A list of required dependencies and instructions on how to compile and install each dependency.</text:p>
        </text:list-item>
        <text:list-item>
          <text:p text:style-name="P10"><text:span text:style-name="T1">User Guide </text:span>– Description of how to compile and install the application as well as general usage including screenshots and examples.</text:p>
        </text:list-item>
        <text:list-item>
          <text:p text:style-name="P10"><text:span text:style-name="T1">Test Results</text:span> – Details on the testing procedure as well as the results from each test.</text:p>
        </text:list-item>
        <text:list-item>
          <text:p text:style-name="P10"><text:span text:style-name="T1">Conclusion</text:span> – Highlight the main problems encountered throughout the development of the project as well as the completeness of the final solution. Additionally talk about any limitations of the current solution and whether they may be overcome with possible future iterations.</text:p>
        </text:list-item>
        <text:list-item>
          <text:p text:style-name="P10"><text:span text:style-name="T1">References</text:span> – A list of references and software sources used in this project.</text:p>
        </text:list-item>
      </text:list>
      <text:h text:style-name="Heading_20_1" text:outline-level="1">Literature</text:h>
      <text:h text:style-name="Heading_20_2" text:outline-level="2">GPGME</text:h>
      <text:p text:style-name="Body">Source: <text:a xlink:type="simple" xlink:href="http://www.gnupg.org/gpgme.html">http://www.gnupg.org/gpgme.html</text:a></text:p>
      <text:p text:style-name="Body">GnuPG Made Easy (GPGME) is a library designed to make access to GnuPG easier for applications. It provides a High-Level Crypto API for encryption, decryption, signing, signature verification and key management. Currently it uses GnuPG as its backend but the API isn't restricted to this engine; in fact we have already developed a backend for CMS (S/MIME).</text:p>
      <text:h text:style-name="Heading_20_2" text:outline-level="2">Mac GNU Privacy Guard v2</text:h>
      <text:p text:style-name="Body">Source: <text:a xlink:type="simple" xlink:href="http://sourceforge.net/projects/macgpg2/">http://sourceforge.net/projects/macgpg2/</text:a></text:p>
      <text:p text:style-name="Body">The aim of this project is to create a MacOSX front end for GnuPG v2.x. This project provides a native pinentry program and the necessary glue to set the environment variables for native MacOSX programs to use GnuPG v2.x</text:p>
      <text:h text:style-name="Heading_20_2" text:outline-level="2"><text:soft-page-break/>Mac GNU Privacy Guard</text:h>
      <text:p text:style-name="Body">Source: <text:a xlink:type="simple" xlink:href="http://macgpg.sourceforge.net/">http://macgpg.sourceforge.net/</text:a></text:p>
      <text:p text:style-name="Body">Mac GNU Privacy Guard (Mac GPG for short) is, after a fashion, the Mac OS X port of GnuPG, licensed under the GNU GPL. The aims of the project are to make GnuPG easy to install, develop a framework to make it easy for other developers to incorporate GnuPG functionality into their applications, write services to allow for the use of GnuPG functions in most Cocoa applications, and write a Mac GPG Keys type application so that you no longer have to go to the commandline to manage your keys. For those who don't know, GnuPG is a free OpenPGP client (PGP == Pretty Good Privacy). It can encrypt text (usually e-mail or other messages sent between people) and sign text to prove who wrote it. A further discussion of this can be found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8</text:page-number> of <text:page-count>8</text:page-count></text:p>
      </style:footer>
      <style:footer-left>
        <text:p text:style-name="Header_20__26__20_Footer">Page <text:page-number text:select-page="current">8</text:page-number> of <text:page-count>8</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1H56M54S</meta:editing-duration>
    <meta:editing-cycles>45</meta:editing-cycles>
    <meta:creation-date>2009-11-03T03:38:27</meta:creation-date>
    <meta:initial-creator>Steffen Norgren</meta:initial-creator>
    <dc:date>2009-11-03T06:11:54</dc:date>
    <dc:creator>Steffen Norgren</dc:creator>
    <meta:document-statistic meta:table-count="0" meta:image-count="0" meta:object-count="0" meta:page-count="8" meta:paragraph-count="91" meta:word-count="1210" meta:character-count="7304"/>
  </office:meta>
</office:document-meta>
</file>